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59419" officeooo:paragraph-rsid="00059419" style:font-weight-asian="bold" style:font-weight-complex="bold"/>
    </style:style>
    <style:style style:name="P2" style:family="paragraph" style:parent-style-name="Text_20_body">
      <style:text-properties fo:font-weight="bold" officeooo:rsid="00059419" officeooo:paragraph-rsid="00059419" style:font-weight-asian="bold" style:font-weight-complex="bold"/>
    </style:style>
    <style:style style:name="P3" style:family="paragraph" style:parent-style-name="Text_20_body">
      <style:text-properties fo:font-weight="bold" officeooo:rsid="00097142" officeooo:paragraph-rsid="00097142" style:font-weight-asian="bold" style:font-weight-complex="bold"/>
    </style:style>
    <style:style style:name="P4" style:family="paragraph" style:parent-style-name="Text_20_body">
      <style:text-properties fo:font-weight="bold" officeooo:rsid="000a7f3e" officeooo:paragraph-rsid="000a7f3e" style:font-weight-asian="bold" style:font-weight-complex="bold"/>
    </style:style>
    <style:style style:name="P5" style:family="paragraph" style:parent-style-name="Text_20_body">
      <style:text-properties fo:font-weight="bold" officeooo:rsid="000b772e" officeooo:paragraph-rsid="000b772e" style:font-weight-asian="bold" style:font-weight-complex="bold"/>
    </style:style>
    <style:style style:name="P6" style:family="paragraph" style:parent-style-name="Text_20_body">
      <style:text-properties fo:font-weight="bold" officeooo:rsid="000d2c47" officeooo:paragraph-rsid="000d2c47" style:font-weight-asian="bold" style:font-weight-complex="bold"/>
    </style:style>
    <style:style style:name="P7" style:family="paragraph" style:parent-style-name="Text_20_body">
      <style:text-properties fo:font-weight="bold" officeooo:rsid="000df92e" officeooo:paragraph-rsid="000df92e" style:font-weight-asian="bold" style:font-weight-complex="bold"/>
    </style:style>
    <style:style style:name="P8" style:family="paragraph" style:parent-style-name="Text_20_body">
      <style:text-properties fo:font-weight="bold" officeooo:rsid="000fbd19" officeooo:paragraph-rsid="000fbd19" style:font-weight-asian="bold" style:font-weight-complex="bold"/>
    </style:style>
    <style:style style:name="P9" style:family="paragraph" style:parent-style-name="Text_20_body">
      <style:text-properties fo:font-weight="bold" officeooo:rsid="001102ad" officeooo:paragraph-rsid="001102ad" style:font-weight-asian="bold" style:font-weight-complex="bold"/>
    </style:style>
    <style:style style:name="P10" style:family="paragraph" style:parent-style-name="Text_20_body">
      <style:text-properties fo:font-weight="bold" officeooo:rsid="0011f84e" officeooo:paragraph-rsid="0011f84e" style:font-weight-asian="bold" style:font-weight-complex="bold"/>
    </style:style>
    <style:style style:name="P11" style:family="paragraph" style:parent-style-name="Text_20_body">
      <style:text-properties fo:font-weight="bold" officeooo:rsid="00138109" officeooo:paragraph-rsid="00138109" style:font-weight-asian="bold" style:font-weight-complex="bold"/>
    </style:style>
    <style:style style:name="P12" style:family="paragraph" style:parent-style-name="Text_20_body" style:list-style-name="L4">
      <style:text-properties fo:font-weight="bold" officeooo:rsid="00138109" officeooo:paragraph-rsid="00138109" style:font-weight-asian="bold" style:font-weight-complex="bold"/>
    </style:style>
    <style:style style:name="P13" style:family="paragraph" style:parent-style-name="Text_20_body">
      <style:text-properties fo:font-weight="bold" officeooo:rsid="0013d6f1" officeooo:paragraph-rsid="0013d6f1" style:font-weight-asian="bold" style:font-weight-complex="bold"/>
    </style:style>
    <style:style style:name="P14" style:family="paragraph" style:parent-style-name="Text_20_body">
      <style:text-properties fo:font-weight="bold" officeooo:rsid="001692e1" officeooo:paragraph-rsid="001692e1" style:font-weight-asian="bold" style:font-weight-complex="bold"/>
    </style:style>
    <style:style style:name="P15" style:family="paragraph" style:parent-style-name="Text_20_body">
      <style:text-properties fo:font-weight="bold" officeooo:rsid="00174f05" officeooo:paragraph-rsid="00174f05" style:font-weight-asian="bold" style:font-weight-complex="bold"/>
    </style:style>
    <style:style style:name="P16" style:family="paragraph" style:parent-style-name="Text_20_body">
      <style:text-properties fo:font-weight="bold" officeooo:rsid="001a46f2" officeooo:paragraph-rsid="001a46f2" style:font-weight-asian="bold" style:font-weight-complex="bold"/>
    </style:style>
    <style:style style:name="P17" style:family="paragraph" style:parent-style-name="Text_20_body">
      <style:text-properties fo:font-weight="bold" officeooo:rsid="001bdd49" officeooo:paragraph-rsid="001bdd49" style:font-weight-asian="bold" style:font-weight-complex="bold"/>
    </style:style>
    <style:style style:name="P18" style:family="paragraph" style:parent-style-name="Text_20_body">
      <style:text-properties fo:font-weight="bold" officeooo:rsid="001c48c7" officeooo:paragraph-rsid="001c48c7" style:font-weight-asian="bold" style:font-weight-complex="bold"/>
    </style:style>
    <style:style style:name="P19" style:family="paragraph" style:parent-style-name="Text_20_body">
      <style:text-properties fo:font-weight="bold" officeooo:rsid="001c5196" officeooo:paragraph-rsid="001c5196" style:font-weight-asian="bold" style:font-weight-complex="bold"/>
    </style:style>
    <style:style style:name="P20" style:family="paragraph" style:parent-style-name="Text_20_body">
      <style:text-properties fo:font-weight="bold" officeooo:rsid="001d4961" officeooo:paragraph-rsid="001d4961" style:font-weight-asian="bold" style:font-weight-complex="bold"/>
    </style:style>
    <style:style style:name="P21" style:family="paragraph" style:parent-style-name="Text_20_body">
      <style:text-properties fo:font-weight="bold" officeooo:rsid="001e65ca" officeooo:paragraph-rsid="001e65ca" style:font-weight-asian="bold" style:font-weight-complex="bold"/>
    </style:style>
    <style:style style:name="P22" style:family="paragraph" style:parent-style-name="Text_20_body">
      <style:text-properties fo:font-weight="bold" officeooo:rsid="00205ba8" officeooo:paragraph-rsid="00205ba8" style:font-weight-asian="bold" style:font-weight-complex="bold"/>
    </style:style>
    <style:style style:name="P23" style:family="paragraph" style:parent-style-name="Text_20_body">
      <style:text-properties fo:font-weight="bold" officeooo:rsid="00214ff2" officeooo:paragraph-rsid="00214ff2" style:font-weight-asian="bold" style:font-weight-complex="bold"/>
    </style:style>
    <style:style style:name="P24" style:family="paragraph" style:parent-style-name="Text_20_body" style:list-style-name="L2">
      <style:text-properties officeooo:paragraph-rsid="0007716a"/>
    </style:style>
    <style:style style:name="P25" style:family="paragraph" style:parent-style-name="Text_20_body" style:list-style-name="L3"/>
    <style:style style:name="P26" style:family="paragraph" style:parent-style-name="Text_20_body">
      <style:text-properties fo:font-weight="normal" officeooo:rsid="0013d6f1" officeooo:paragraph-rsid="0013d6f1" style:font-weight-asian="normal" style:font-weight-complex="normal"/>
    </style:style>
    <style:style style:name="P27" style:family="paragraph" style:parent-style-name="Text_20_body">
      <style:text-properties fo:font-weight="normal" officeooo:rsid="0014f0d6" officeooo:paragraph-rsid="0014f0d6" style:font-weight-asian="normal" style:font-weight-complex="normal"/>
    </style:style>
    <style:style style:name="P28" style:family="paragraph" style:parent-style-name="Text_20_body">
      <style:text-properties fo:font-weight="normal" officeooo:rsid="00168ac9" officeooo:paragraph-rsid="00168ac9" style:font-weight-asian="normal" style:font-weight-complex="normal"/>
    </style:style>
    <style:style style:name="P29" style:family="paragraph" style:parent-style-name="Text_20_body">
      <style:text-properties fo:font-weight="normal" officeooo:rsid="001692e1" officeooo:paragraph-rsid="001692e1" style:font-weight-asian="normal" style:font-weight-complex="normal"/>
    </style:style>
    <style:style style:name="P30" style:family="paragraph" style:parent-style-name="Text_20_body">
      <style:text-properties fo:font-weight="normal" officeooo:rsid="0018558d" officeooo:paragraph-rsid="0018558d" style:font-weight-asian="normal" style:font-weight-complex="normal"/>
    </style:style>
    <style:style style:name="P31" style:family="paragraph" style:parent-style-name="Text_20_body">
      <style:text-properties fo:font-weight="normal" officeooo:rsid="001a46f2" officeooo:paragraph-rsid="001a46f2" style:font-weight-asian="normal" style:font-weight-complex="normal"/>
    </style:style>
    <style:style style:name="P32" style:family="paragraph" style:parent-style-name="Text_20_body" style:list-style-name="L5">
      <style:text-properties fo:font-weight="normal" officeooo:rsid="001a46f2" officeooo:paragraph-rsid="001a46f2" style:font-weight-asian="normal" style:font-weight-complex="normal"/>
    </style:style>
    <style:style style:name="P33" style:family="paragraph" style:parent-style-name="Text_20_body">
      <style:text-properties fo:font-weight="normal" officeooo:rsid="001bdd49" officeooo:paragraph-rsid="001bdd49" style:font-weight-asian="normal" style:font-weight-complex="normal"/>
    </style:style>
    <style:style style:name="P34" style:family="paragraph" style:parent-style-name="Text_20_body" style:list-style-name="L3">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05941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7f3e" style:font-weight-asian="normal" style:font-weight-complex="normal"/>
    </style:style>
    <style:style style:name="T5" style:family="text">
      <style:text-properties fo:font-weight="normal" officeooo:rsid="000fbd19" style:font-weight-asian="normal" style:font-weight-complex="normal"/>
    </style:style>
    <style:style style:name="T6" style:family="text">
      <style:text-properties fo:font-weight="normal" officeooo:rsid="00138109" style:font-weight-asian="normal" style:font-weight-complex="normal"/>
    </style:style>
    <style:style style:name="T7" style:family="text">
      <style:text-properties fo:font-weight="normal" officeooo:rsid="001f6210" style:font-weight-asian="normal" style:font-weight-complex="normal"/>
    </style:style>
    <style:style style:name="T8" style:family="text">
      <style:text-properties officeooo:rsid="0013810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DG Linux Essentials – Welcome</text:p>
      <text:p text:style-name="P1"/>
      <text:list xml:id="list1598784529564037446" text:style-name="L2">
        <text:list-item>
          <text:p text:style-name="P24"><text:span text:style-name="T2">FOSS, the various communities, and licenses </text:span></text:p>
        </text:list-item>
        <text:list-item>
          <text:p text:style-name="P24">Knowledge of open source applications in the workplace as they relate to closed source equivalents </text:p>
        </text:list-item>
        <text:list-item>
          <text:p text:style-name="P24">Basic concepts of hardware, processes, programs and the components of the Linux Operating System </text:p>
        </text:list-item>
        <text:list-item>
          <text:p text:style-name="P24">How to work on the command line and with files </text:p>
        </text:list-item>
        <text:list-item>
          <text:p text:style-name="P24">How to create and restore compressed backups and archives </text:p>
        </text:list-item>
        <text:list-item>
          <text:p text:style-name="P24">System security, users/groups and file permissions for public and private directories </text:p>
        </text:list-item>
        <text:list-item>
          <text:p text:style-name="P24">How to create and run simple scripts </text:p>
        </text:list-item>
      </text:list>
      <text:p text:style-name="P2">To obtain the Linux Essentials Professional Development Certificate you must pass Linux Essentials (LPI-010) which covers:</text:p>
      <text:list xml:id="list6084410339257529429" text:style-name="L3">
        <text:list-item>
          <text:p text:style-name="P34">The Linux community and a career in open source </text:p>
        </text:list-item>
        <text:list-item>
          <text:p text:style-name="P34">Finding your way on a Linux system </text:p>
        </text:list-item>
        <text:list-item>
          <text:p text:style-name="P34">The power of the command line </text:p>
        </text:list-item>
        <text:list-item>
          <text:p text:style-name="P34">The Linux operating system </text:p>
        </text:list-item>
        <text:list-item>
          <text:p text:style-name="P25">Security and file permissions </text:p>
        </text:list-item>
      </text:list>
      <text:p text:style-name="Text_20_body"/>
      <text:p text:style-name="P3">LPI (Linux Professional Institute) <text:span text:style-name="T3">is leading Linux certification and workforce development organization. </text:span></text:p>
      <text:p text:style-name="P3"><text:span text:style-name="T3"/></text:p>
      <text:p text:style-name="P3">Linux Essentials Professional Development Certificate <text:span text:style-name="T3">credential is trusted and can be good resource for jobs.</text:span></text:p>
      <text:p text:style-name="P3">CHAPTER 1</text:p>
      <text:p text:style-name="P3">Linux<text:span text:style-name="T3"> refers to </text:span>kernel<text:span text:style-name="T3"> of operating system, which is central controller of everything that happens on the computer. When people refer to running Linux, usually refer to kernel and suite of tools that come with it (</text:span>distribution<text:span text:style-name="T3">). </text:span></text:p>
      <text:p text:style-name="P3">UNIX<text:span text:style-name="T3"> is OS developed at AT&amp;T Bell Labs in 1970s. Modified and </text:span>forked<text:span text:style-name="T3"> (that is people modified it and those modifications served as basis for other systems0 such that at present there are many different variants of UNIX. Now, UNIX is trademark and specification owned by industry consortium called Open Group. Open Group must certify software to allow it to be called UNIX. Linux not certified despite adopting all requirements of UNIX specification so just UNIX-like.</text:span></text:p>
      <text:p text:style-name="P3"><text:soft-page-break/><text:span text:style-name="T3"/></text:p>
      <text:p text:style-name="P3">Role of Kernal:</text:p>
      <text:p text:style-name="P3">Kernel<text:span text:style-name="T3"> is main controller of system. Dictates which programs get which pieces of memory, starts and kills programs, and handles displaying text on monitor. </text:span><text:span text:style-name="T4">When app needs to write text to disk, must ask OS to do it. Also handles switching of applications. </text:span></text:p>
      <text:p text:style-name="P4"><text:span text:style-name="T3">Computer has small number of CPUs and finite amount of memory. Kernel takes care of unloading one task and loading a new task if there are more tasks than CPUs. </text:span></text:p>
      <text:p text:style-name="P4">Pre-emptive multitasking<text:span text:style-name="T3"> – When current task has run a sufficient amount of time, CPU pauses task so that another may run. Kernel is switching among tasks. With rapid switching, appears that computer is doing many things at once. Concurrency. </text:span></text:p>
      <text:p text:style-name="P4"><text:span text:style-name="T3">When computer starts up, it loads a small piece of code called a </text:span>boot loader<text:span text:style-name="T3">. Job is to load the kernel and get it started. In UNIX, boot loader can be tweaked so that con customize way computer boots. </text:span></text:p>
      <text:p text:style-name="P4"><text:span text:style-name="T3">Boot loader loads Linux kernel and then transfers control. Linux then continues wih running programs necessary to make computer useful, such as connecting to network or starting a web server. </text:span></text:p>
      <text:p text:style-name="P5">APPLICATIONS</text:p>
      <text:p text:style-name="P5">Applications<text:span text:style-name="T3"> make requests to kernel and receive resources such as memory, CPU, and disk. Kernel takes care of implementation details, apps don't know if block of disk is on SSD from manufacturer A, spinning metal hard drive from manufacturer B, or network file share. Apps just follow kernel's </text:span>Application Programming Interface (API)<text:span text:style-name="T3"> and don't worry about implementation details. </text:span></text:p>
      <text:p text:style-name="P5">Process <text:span text:style-name="T3">is just one task that is loaded and tracked by the kernel. App may need multiple processes to function, so kernel takes care of running the processes, starting and stopping them as requested, and handing out system resources. </text:span></text:p>
      <text:p text:style-name="P5">ROLE OF OPEN SOURCE</text:p>
      <text:p text:style-name="P5">Linux<text:span text:style-name="T3"> started as hobby of </text:span>Linus Torvalds<text:span text:style-name="T3"> in 1991. He made source freely available and others jumped in to shape the OS. </text:span></text:p>
      <text:p text:style-name="P6"><text:span text:style-name="T3">Software projects take form of </text:span>source code,<text:span text:style-name="T3"> which is human readable set of computer instructions. May be written in hundreds of different languages. </text:span></text:p>
      <text:p text:style-name="P6">Linux <text:span text:style-name="T3">is written in </text:span>C. </text:p>
      <text:p text:style-name="P7">Compiler<text:span text:style-name="T3"> – translates high level source code into machine instructions. Gathers all source files and generates file that can be run on computer. </text:span></text:p>
      <text:p text:style-name="P7"><text:span text:style-name="T3">Historically, most software has been issued under </text:span>closed-source license<text:span text:style-name="T3">, meaning you can get right to use machine code, but cannot see source code. Often, license specifically says that you will not attempt to reverse engineer machine code back to source code to figure out what it does. </text:span></text:p>
      <text:p text:style-name="P7">Open-source<text:span text:style-name="T3"> takes a source-centric view of software. Open source philosophy is that users have right </text:span><text:soft-page-break/><text:span text:style-name="T3">to obtain software and to modify it for their own use. </text:span></text:p>
      <text:p text:style-name="P7">GNU Project<text:span text:style-name="T3"> – GNU built tools to go along with UNIX OS, such as compilers and user interfaces. The source was all freely available, so Linux was able to target their tools an provide a complete system. Most tools come from GNU. </text:span></text:p>
      <text:p text:style-name="P7">LINUX DISTRIBUTIONS</text:p>
      <text:p text:style-name="P7">Distribution<text:span text:style-name="T3"> is the Linux kernel, GNU tools, and additional user facing application. Many different distributions. </text:span><text:span text:style-name="T5">Takes care of setting up storage, installing kernel, and installing rest of software</text:span></text:p>
      <text:p text:style-name="P8"><text:span text:style-name="T3">Often include tools to manage system and a </text:span>package manager<text:span text:style-name="T3"> to help add and remove software after installation is complete. </text:span></text:p>
      <text:p text:style-name="P8"><text:span text:style-name="T3">Some focus on running servers, desktops, or even industry specific tools like electronics design or statistical computing. </text:span></text:p>
      <text:p text:style-name="P8">Red Hat <text:span text:style-name="T3">and </text:span>Debian<text:span text:style-name="T3"> are major players. Major difference is package manager, but other differences from file locations to political philosophies. </text:span></text:p>
      <text:p text:style-name="P8">RedHat<text:span text:style-name="T3"> started as simple distribution that introduced Red Hat Package Manager (RPM). Developer eventually formed company around it, which tried to commercialize Linux desktop for business. Over time, started focusing more on server applications such as web and file serving. </text:span></text:p>
      <text:p text:style-name="P8">Red Hat Enterprise Linux,<text:span text:style-name="T3"> a paid service on long </text:span>release cycle<text:span text:style-name="T3">. </text:span>Release cycle<text:span text:style-name="T3"> dictates how often software is upgraded. Business may value stability and want long release cycle. Hobbyist or startup may want latest software and want short release cycle. </text:span></text:p>
      <text:p text:style-name="P8"><text:span text:style-name="T3">For latter group, Red Hat has </text:span>Fedora Project<text:span text:style-name="T3"> which makes a personal desktop comprising the latest software., but still built on same foundations as enterprise version. </text:span></text:p>
      <text:p text:style-name="P8">CentOS<text:span text:style-name="T3">, because RHEL is open source, recompiled RHEL packages and gave them away for free. (Scientific Linux is similar). Largely compatible with RHEL, and integrate some newer software, but do not offer paid support that Red Hat does.</text:span></text:p>
      <text:p text:style-name="P8">Scientific Linux<text:span text:style-name="T3"> is an example of specific use distribution based on Red Hat. A Fermilab sponsored distribution designed to enable scientific computing. Used with particle accelerators including Large Hadron Collider at CERN.</text:span></text:p>
      <text:p text:style-name="P8">OpenSUSE<text:span text:style-name="T3"> originally derived from </text:span>Slackware<text:span text:style-name="T3">, yet incorporates many aspects of Red Hat. Desktop based and available to general public. </text:span>SUSE Linux Enterprise<text:span text:style-name="T3"> contains proprietary code and is sold as a server product. </text:span></text:p>
      <text:p text:style-name="P8">Debian<text:span text:style-name="T3"> is more of a community effort, as such, also promotes use of open source software and adherence to standards. Came with own package management systems based on </text:span>.deb <text:span text:style-name="T3">file format. Red Hat leaves non Intel and AMD platform support to derivative projects, Debian supports many of these platforms directly. </text:span></text:p>
      <text:p text:style-name="P8">Ubuntu<text:span text:style-name="T3"> – most popular Debian based distro. Creation of </text:span>Canonical<text:span text:style-name="T3">, company that was made to further </text:span><text:soft-page-break/><text:span text:style-name="T3">growth of Ubuntu and make money providing support. </text:span></text:p>
      <text:p text:style-name="P8">Linux Mint<text:span text:style-name="T3"> started as fork of Ubuntu while still relying on Ubuntu repositories. Various versions, all free of cost, but some include proprietary codecs, which can not be distributed without license restrictions in certain countries. Outpacing Ubuntu. </text:span></text:p>
      <text:p text:style-name="P9"><text:span text:style-name="T3">Hundreds if not thousands different Linux distributions available. </text:span></text:p>
      <text:p text:style-name="P9">WHAT IS A COMMAND</text:p>
      <text:p text:style-name="P10">Command<text:span text:style-name="T3"> is a software program that when executed on command line, performs an </text:span><text:span text:style-name="T6">action</text:span><text:span text:style-name="T3"> on the computer. </text:span><text:span text:style-name="T6">When command is typed, a process is run by OS that can read input, manipulate data, and produce output. Therefore, command runs a process on the OS, which then causes computer to perform a </text:span><text:span text:style-name="T8">job</text:span><text:span text:style-name="T6">. </text:span></text:p>
      <text:p text:style-name="P11"><text:span text:style-name="T3">Also check a command's </text:span>source<text:span text:style-name="T3">, where it comes from. Several different sources within shell of CLI:</text:span></text:p>
      <text:list xml:id="list4391251271688704686" text:style-name="L4">
        <text:list-item>
          <text:p text:style-name="P12">Builtins<text:span text:style-name="T3"> – commands built in to shell itself. Runs as part of shell process</text:span></text:p>
        </text:list-item>
        <text:list-item>
          <text:p text:style-name="P12">Commands stored in files that are searched by shell<text:span text:style-name="T3"> <text:s/>- shell searches PATH variable for command or user can specify command by including absolute path. </text:span></text:p>
        </text:list-item>
        <text:list-item>
          <text:p text:style-name="P12">Aliases<text:span text:style-name="T3"> – alias can override a builtin command, function, or a command found in a file. Can be useful for creating new commands built from existing functions and commands. Essentially nickname for other command or series of commands. </text:span></text:p>
        </text:list-item>
        <text:list-item>
          <text:p text:style-name="P12">Functions<text:span text:style-name="T3"> – Functios can also be built using existing commands to create new commands, override commands builtin to shell or commands stored in files when shell first starts. </text:span></text:p>
        </text:list-item>
      </text:list>
      <text:p text:style-name="P13">HARDWARE PLATFORMS</text:p>
      <text:p text:style-name="P26">Support for Linux not ubiquitous. Cell phones and tablets now even run Linux. Google now owns Android platform which is a bundle of Linux and software necessary to run a phone or tablet. Can be found in other consumer devices (wireless routers, TiVo, etc). Custom software in these interact with user and Linux provides stable platform. </text:p>
      <text:p text:style-name="P13">CHOOSING AN OS</text:p>
      <text:p text:style-name="P26">Decide OS based on needs. </text:p>
      <text:p text:style-name="P13">DECISION POINTS</text:p>
      <text:p text:style-name="P26">Decide machine's role. If running productivity apps and web browsers, it's a desktop. If running as web server or sitting on rack, it is <text:s/>a server. </text:p>
      <text:p text:style-name="P26">Servers usually sit in a rack and share keyboard and monitor with many other computers, since console access is only used to set up and troubleshoot server. Server runs in non-graphical mode, freeing resources for real purpose of computer. Desktop is primarily GUI. </text:p>
      <text:p text:style-name="P27">Next determine function. Specific software needed, specific functions needed to run, etc. </text:p>
      <text:p text:style-name="P27"><text:soft-page-break/>Also must determine lifetime and risk tolerance. OS and software upgrades come on periodic basis, called <text:span text:style-name="T1">release cycle</text:span>. </text:p>
      <text:p text:style-name="P28">Software developers will only support older versions of software for a certain period of time before not offering any updates, which is called the <text:span text:style-name="T1">maintenance cycle</text:span> (or life cycle)</text:p>
      <text:p text:style-name="P28">Fedora Linux comes out every 6 months. Versions considered EOL after 2 major versions plus one month. RHEL, use can go 13 years before needing to upgrade. </text:p>
      <text:p text:style-name="P29">Individual software releases can be characterized as <text:span text:style-name="T1">beta</text:span> or <text:span text:style-name="T1">stable</text:span>. </text:p>
      <text:p text:style-name="P14">Backward compatibility <text:span text:style-name="T3">refers to ability for a later OS to be compatible with software made for earlier versions. </text:span></text:p>
      <text:p text:style-name="P15">MICROSOFT WINDOWS</text:p>
      <text:p text:style-name="P30">Split between desktop and server. Desktop gone various naming scheme, now on 10. New versions come every 3-5 years and tend to be supported for many years. Backward compatibility is priority for Microsoft. Even bundles virtual machine technology. </text:p>
      <text:p text:style-name="P30">For servers, there is Windows Server currently at version 2012 to denote the release data. The server runs a GUI, but largely as a competitive response to Linux, has made amazing strieds in command line scripting abilities through PowerShell. Can also make the server look like a desktop with the optional Desktop Experience package. </text:p>
      <text:p text:style-name="P16">APPLE OS X</text:p>
      <text:p text:style-name="P31">OS X has UNIX certification. Partially based on software from FreeBSD. </text:p>
      <text:p text:style-name="P31">OS X primarily a desktop OS but optional packages help with management of network services that allow many OS X desktops to collaborate, such as to share files or have a network login. </text:p>
      <text:p text:style-name="P31">Growing popularity of OS X ensure support from software vendors. Also popular with creative industries such as video production. One area where applications drive the OS decision, and therefore hardware choice since OS X runs on Apple hardware. </text:p>
      <text:p text:style-name="P16">BSD</text:p>
      <text:p text:style-name="P16"><text:span text:style-name="T3">Several open source BSD (Berkeey Software Distribution) projects, such as OpenBSD, FreeBSD, and NetBSD. Alternatives to Linux in many respects as use a large amount of common software. BSDs are typically implemented in server role, though are variants such as GNOME and KDE that were developed for desktop roles.</text:span></text:p>
      <text:p text:style-name="P16">OTHER COMMERCIAL UNIXes</text:p>
      <text:list xml:id="list5471657451579221642" text:style-name="L5">
        <text:list-item>
          <text:p text:style-name="P32">Oracle Solaris</text:p>
        </text:list-item>
        <text:list-item>
          <text:p text:style-name="P32">IBM AIX</text:p>
        </text:list-item>
        <text:list-item>
          <text:p text:style-name="P32">HP-UX</text:p>
        </text:list-item>
      </text:list>
      <text:p text:style-name="P31"><text:soft-page-break/>Each runs on hardware from respective creations. Hardware usually large and powerful, offering features as hot swap CPU and memory, or integration with legacy mainframe systems also offered by vendor. </text:p>
      <text:p text:style-name="P31"/>
      <text:p text:style-name="P31">Unless software requires specific hardware or needs of application require some of redundancy built into hardware, most people tend to choose these options because they are already users of company's products.</text:p>
      <text:p text:style-name="P31">IBM AIX runs on wide variety of IBM hardware and can share hardware with mainframes. Thus can find AIX in companies that have large IBM footprint of make use of IBM software like WebSphere. </text:p>
      <text:p text:style-name="P17">LINUX</text:p>
      <text:p text:style-name="P33">One difference between Linux and others Is that after an administrator has chosen Linux, still need to choose a distribution. </text:p>
      <text:p text:style-name="P18">Distribution<text:span text:style-name="T3"> packages Linux kernel, utilities, and management tools into an installable package provides a way to install and update packages after the initial installation. </text:span></text:p>
      <text:p text:style-name="P19"><text:span text:style-name="T3">OSX and Windows owned by Apple and Microsoft and support provided by those vendors. With Linux, can choose from commercial offerings for server or desktop, to custom distributions made to turn an old computer into a network firewall. </text:span></text:p>
      <text:p text:style-name="P20"><text:span text:style-name="T3">Applications developers often choose subset of distributions to support. </text:span></text:p>
      <text:p text:style-name="P20"><text:span text:style-name="T3">Different distributions have different versions of key libraries and is difficult for company to support all different versions. Governments and large enterprises may also limit choices to distributions that often commercial support. </text:span></text:p>
      <text:p text:style-name="P20"><text:span text:style-name="T3">Also have release cycles so each version can only be supported for a limited amount of time. Some Linux releases have LTS (long term support) version of 5 years or more. Others supported two years or less. </text:span></text:p>
      <text:p text:style-name="P20"><text:span text:style-name="T3">Some differentiate between stable, testing, and unstable releases. </text:span></text:p>
      <text:p text:style-name="P20"><text:span text:style-name="T3">Difference being that unstable releases trade reliability for features. When features have been integrated into system for a long time and issues are addressed, the software moves through testing into the stable release. </text:span></text:p>
      <text:p text:style-name="P20"><text:span text:style-name="T3">Debian distribution warns users about pitfalls of using “sid” release. Can result in unstable system. </text:span></text:p>
      <text:p text:style-name="P21"><text:span text:style-name="T3">Fedora releases Beta or pre-release of its software ahead of full release to minimize bugs. Often considered the community oriented Beta release of RedHat. </text:span><text:span text:style-name="T7">Features added or changed in Fedora before finding their way to Red Hat. </text:span></text:p>
      <text:p text:style-name="P22">Android</text:p>
      <text:p text:style-name="P22">Android<text:span text:style-name="T3">, sponsored by Google, is world's most popular Linux distribution. Fundamentally different </text:span><text:soft-page-break/><text:span text:style-name="T3">from its counterparts. Linux is a kernel and many commands that will be covered are actually part of the </text:span>GNU <text:span text:style-name="T3">package. </text:span></text:p>
      <text:p text:style-name="P22"><text:span text:style-name="T3">Android uses </text:span>Dalvik<text:span text:style-name="T3"> virtual machine with Linux, providing a robust platform for mobile devices such as phones and tablets. Lacks traditional Linux packages (GNU and Xorg). Generally incompatible with desktop Linux distributions. </text:span></text:p>
      <text:p text:style-name="P23"><text:span text:style-name="T3">Red Hat or Ubuntu users cannot download software from Google Play store. A terminal emulator in Android lacks many commands of its Linux counterparts. </text:span></text:p>
      <text:p text:style-name="P23"><text:span text:style-name="T3">Possible to use BusyBox with Android to enable most comman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10:35:23.546449497</meta:creation-date>
    <dc:date>2016-12-23T00:51:06.294795002</dc:date>
    <meta:editing-duration>PT11H56M27S</meta:editing-duration>
    <meta:editing-cycles>23</meta:editing-cycles>
    <meta:generator>LibreOffice/5.0.6.2$Linux_X86_64 LibreOffice_project/00m0$Build-2</meta:generator>
    <meta:document-statistic meta:table-count="0" meta:image-count="0" meta:object-count="0" meta:page-count="7" meta:paragraph-count="103" meta:word-count="2279" meta:character-count="14317" meta:non-whitespace-character-count="12077"/>
  </office:meta>
</office:document-meta>
</file>